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3" fo:widows="3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orphans="3" fo:widows="3" fo:text-indent="0cm" style:auto-text-indent="false" fo:padding="0cm" fo:border="none"/>
      <style:text-properties fo:font-variant="normal" fo:text-transform="none" fo:color="#000000" style:font-name="Times New Roman" fo:font-size="14pt" fo:letter-spacing="normal" fo:language="cs" fo:country="CZ" fo:font-style="normal" fo:font-weight="normal"/>
    </style:style>
    <style:style style:name="P3" style:family="paragraph" style:parent-style-name="Heading_20_2">
      <style:paragraph-properties fo:keep-with-next="always"/>
      <style:text-properties fo:font-weight="bold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Heading_20_3">
      <style:text-properties style:font-name="Times New Roman"/>
    </style:style>
    <style:style style:name="T1" style:family="text">
      <style:text-properties fo:language="cs" fo:country="CZ"/>
    </style:style>
    <style:style style:name="T2" style:family="text">
      <style:text-properties fo:color="#552200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font-name="Times New Roman1" fo:font-size="14pt" fo:letter-spacing="normal" fo:language="cs" fo:country="CZ" fo:font-style="normal" fo:font-weight="normal"/>
    </style:style>
    <style:style style:name="T4" style:family="text">
      <style:text-properties fo:font-variant="normal" fo:text-transform="none" fo:color="#000000" style:font-name="Times New Roman1" fo:font-size="14pt" fo:letter-spacing="normal" fo:language="cs" fo:country="CZ" fo:font-style="normal" fo:font-weight="bold"/>
    </style:style>
    <style:style style:name="T5" style:family="text">
      <style:text-properties fo:font-variant="normal" fo:text-transform="none" fo:color="#000000" fo:font-size="14pt" fo:letter-spacing="normal" fo:language="cs" fo:country="CZ" fo:font-style="normal" fo:font-weight="normal"/>
    </style:style>
    <style:style style:name="T6" style:family="text">
      <style:text-properties fo:font-variant="normal" fo:text-transform="none" fo:color="#000000" style:font-name="Times New Roman" fo:font-size="14pt" fo:letter-spacing="normal" fo:language="cs" fo:country="CZ" fo:font-style="normal" fo:font-weight="normal"/>
    </style:style>
    <style:style style:name="T7" style:family="text">
      <style:text-properties fo:font-variant="normal" fo:text-transform="none" fo:color="#552200" style:font-name="Times New Roman1" fo:font-size="14pt" fo:letter-spacing="normal" fo:font-style="normal" style:text-underline-style="solid" style:text-underline-width="auto" style:text-underline-color="font-color" fo:font-weight="normal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<text:span text:style-name="T1">Pirátský kodex</text:span></text:h>
      <text:p text:style-name="Text_20_body"><text:bookmark text:name="toc"/><text:span text:style-name="T1">Kodex je nedílnou součástí stanov spolku Mladí Piráti.</text:span></text:p>
      <text:section text:style-name="Sect1" text:name="content">
        <text:section text:style-name="Sect2" text:name="bodyContent">
          <text:section text:style-name="Sect3" text:name="mw-content-text">
            <text:h text:style-name="P5" text:outline-level="3"><text:bookmark text:name="I._Pir.C3.A1ti_jsou_svobodn.C3.AD."/>I. Piráti jsou svobodní.</text:h>
            <text:p text:style-name="P2">Piráti jsou svobodymilovní, samostatní, nezávislí a odsuzují slepou poslušnost. Zastávají informační sebeurčení a svobodu názoru. Piráti nesou zodpovědnost spojenou se svobodou.</text:p>
            <text:h text:style-name="P5" text:outline-level="3"><text:bookmark text:name="II._Pir.C3.A1ti_respektuj.C3.AD_soukrom.C3.AD."/>II. Piráti respektují soukromí.</text:h>
            <text:p text:style-name="P2">Piráti chrání soukromí. Bojují proti rostoucí posedlosti sledováním ze strany státu a ekonomiky, protože ta brání svobodnému rozvoji jednotlivce. Svobodná a demokratická společnost nemůže existovat bez soukromého a nešmírovaného svobodného prostoru.</text:p>
            <text:h text:style-name="P5" text:outline-level="3"><text:bookmark text:name="III._Pir.C3.A1ti_jsou_kriti.C4.8Dt.C3.AD."/>III. Piráti jsou kritičtí.</text:h>
            <text:p text:style-name="P2">Piráti jsou tvořiví, zvídaví a nepodřizují se stávajícímu stavu. Vrtají se v systémech, hledají slabá místa a nalézají možnosti jejich nápravy. Piráti se učí ze svých chyb.</text:p>
            <text:h text:style-name="P5" text:outline-level="3"><text:bookmark text:name="IV._Pir.C3.A1ti_jsou_.C4.8Destn.C3.AD."/>IV. Piráti jsou čestní.</text:h>
            <text:p text:style-name="P2">Drží své slovo. Když jde o společné cíle, solidarita je důležitá. Piráti napravují nevšímavý postoj společnosti a jednají, když je třeba morální odvaha.</text:p>
            <text:h text:style-name="P5" text:outline-level="3"><text:bookmark text:name="V._Pir.C3.A1ti_respektuj.C3.AD_.C5.BEivot."/>V. Piráti respektují život.</text:h>
            <text:p text:style-name="P2">Piráti jsou mírumilovní. Proto odmítají trest smrti a ničení našeho prostředí. Piráti zastávají udržitelnost přírody a jejích zdrojů. Neakceptujeme patenty na život.</text:p>
            <text:h text:style-name="P5" text:outline-level="3"><text:bookmark text:name="VI._Pir.C3.A1ti_tou.C5.BE.C3.AD_po_znalostech."/>VI. Piráti touží po znalostech.</text:h>
            <text:p text:style-name="P2">Přístup k informacím, vzdělání, znalostem a vědeckým objevům musí být neomezený. Piráti podporují svobodnou kulturu a svobodný software.</text:p>
            <text:h text:style-name="P5" text:outline-level="3"><text:bookmark text:name="VII._Pir.C3.A1ti_jsou_spole.C4.8Den.C5.A1t.C3.AD."/>VII. Piráti jsou společenští.</text:h>
            <text:p text:style-name="P2">Piráti respektují lidskou důstojnost. Usilují o společnost sjednocenou v solidaritě, kde silní chrání slabé. Piráti podporují politickou kulturu objektivnosti a férovosti.</text:p>
            <text:h text:style-name="P5" text:outline-level="3"><text:bookmark text:name="VIII._Pir.C3.A1ti_jsou_mezin.C3.A1rodn.C3.AD."/>VIII. Piráti jsou mezinárodní.</text:h>
            <text:p text:style-name="P1"><text:span text:style-name="T6">Piráti jsou součástí globálního hnutí. Využívají příležitostí vzniklých díky Internetu, a tedy dokáží přemýšlet a jednat bez hranic.</text:span>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08-10T10:30:00</meta:creation-date>
    <dc:date>2013-08-10T10:35:45</dc:date>
    <dc:creator>Vojtěch Pikal</dc:creator>
    <meta:editing-duration>PT53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8" meta:word-count="224" meta:character-count="1643" meta:non-whitespace-character-count="1437"/>
  </office:meta>
</office:document-meta>
</file>